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E0000022817F0640F54A6DE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397cm" svg:x="0.144cm" svg:y="0.141cm">
          <draw:image xlink:href="Pictures/10000201000008BE0000022817F0640F54A6DE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6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0:47:36.297352000</meta:creation-date>
    <dc:date>2015-10-26T10:55:34.034445000</dc:date>
    <meta:editing-duration>PT7M58S</meta:editing-duration>
    <meta:editing-cycles>1</meta:editing-cycles>
    <meta:document-statistic meta:object-count="1"/>
    <meta:generator>LibreOffice/5.0.2.2$MacOSX_X86_64 LibreOffice_project/37b43f919e4de5eeaca9b9755ed688758a8251fe</meta:generator>
  </office:meta>
</office:document-meta>
</file>